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16cm" table:align="margins"/>
    </style:style>
    <style:style style:name="Table1.A" style:family="table-column">
      <style:table-column-properties style:column-width="4.223cm" style:rel-column-width="2265*"/>
    </style:style>
    <style:style style:name="Table1.G" style:family="table-column">
      <style:table-column-properties style:column-width="1.822cm" style:rel-column-width="97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style="italic" fo:font-weight="bold" officeooo:rsid="001877c5" officeooo:paragraph-rsid="001877c5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1877c5" officeooo:paragraph-rsid="001877c5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rsid="001877c5" officeooo:paragraph-rsid="001877c5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1877c5" officeooo:paragraph-rsid="001a057e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rsid="0018e351" officeooo:paragraph-rsid="0018e351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officeooo:rsid="001926f5" officeooo:paragraph-rsid="001926f5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officeooo:rsid="001926f5" officeooo:paragraph-rsid="001a057e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rsid="001a057e" officeooo:paragraph-rsid="001a057e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officeooo:rsid="001ae4cd" officeooo:paragraph-rsid="001ae4cd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officeooo:rsid="001c18e9" officeooo:paragraph-rsid="001c18e9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01c311c" officeooo:paragraph-rsid="001c311c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fo:font-weight="bold" officeooo:rsid="001926f5" officeooo:paragraph-rsid="001926f5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fo:font-weight="bold" officeooo:rsid="0018e351" officeooo:paragraph-rsid="0018e351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0pt" fo:font-weight="bold" officeooo:rsid="0018e351" officeooo:paragraph-rsid="001926f5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weight="bold" officeooo:rsid="001877c5" officeooo:paragraph-rsid="001877c5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1877c5" officeooo:paragraph-rsid="001877c5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fo:font-weight="bold" officeooo:rsid="001a057e" officeooo:paragraph-rsid="001a057e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1d2435" officeooo:paragraph-rsid="001d2435" style:font-weight-asian="bold" style:font-weight-complex="bold"/>
    </style:style>
    <style:style style:name="P19" style:family="paragraph" style:parent-style-name="Standard">
      <style:text-properties officeooo:rsid="0016f30e" officeooo:paragraph-rsid="0016f30e"/>
    </style:style>
    <style:style style:name="P20" style:family="paragraph" style:parent-style-name="Standard">
      <style:text-properties fo:font-weight="bold" officeooo:rsid="0016f30e" officeooo:paragraph-rsid="0016f30e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057e" style:font-style-asian="normal" style:font-style-complex="normal"/>
    </style:style>
    <style:style style:name="T3" style:family="text">
      <style:text-properties fo:font-style="normal" officeooo:rsid="001ae4cd" style:font-style-asian="normal" style:font-style-complex="normal"/>
    </style:style>
    <style:style style:name="T4" style:family="text">
      <style:text-properties fo:font-style="normal" officeooo:rsid="001c18e9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a057e" style:font-style-asian="italic" style:font-style-complex="italic"/>
    </style:style>
    <style:style style:name="T7" style:family="text">
      <style:text-properties officeooo:rsid="0018e35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a05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UBRIK PENILAIAN TUGAS CONTOH KASUS SIMULASI</text:p>
      <text:p text:style-name="P19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table:number-columns-spanned="6" office:value-type="string">
            <text:p text:style-name="P18">Kriteria dan Indikator Penilaia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rows-spanned="2" office:value-type="string">
            <text:p text:style-name="Standard"/>
            <text:p text:style-name="P16">Bobot Nilai</text:p>
          </table:table-cell>
        </table:table-row>
        <table:table-row>
          <table:table-cell table:style-name="Table1.A2" office:value-type="string">
            <text:p text:style-name="P1">Case Popularity</text:p>
          </table:table-cell>
          <table:table-cell table:style-name="Table1.A2" office:value-type="string">
            <text:p text:style-name="P16">Referensi</text:p>
          </table:table-cell>
          <table:table-cell table:style-name="Table1.A2" office:value-type="string">
            <text:p text:style-name="P16">Isi</text:p>
          </table:table-cell>
          <table:table-cell table:style-name="Table1.A2" office:value-type="string">
            <text:p text:style-name="P16">Penguasaan materi</text:p>
          </table:table-cell>
          <table:table-cell table:style-name="Table1.A2" office:value-type="string">
            <text:p text:style-name="P16">Penyajian Bahan Tayang</text:p>
          </table:table-cell>
          <table:table-cell table:style-name="Table1.A2" office:value-type="string">
            <text:p text:style-name="P16">Sikap dan Penggunaan Bahasa</text:p>
          </table:table-cell>
          <table:covered-table-cell/>
        </table:table-row>
        <table:table-row>
          <table:table-cell table:style-name="Table1.A3" office:value-type="string">
            <text:p text:style-name="P15">Sangat Populer</text:p>
            <text:p text:style-name="P3">Jenis kasus didukung lebih dari 5 referensi primer.</text:p>
          </table:table-cell>
          <table:table-cell table:style-name="Table1.A3" office:value-type="string">
            <text:p text:style-name="P15">Sangat Baik</text:p>
            <text:p text:style-name="P3">Menggunakan lebih dari 10 referensi primer yang dapat ditelusuri.</text:p>
          </table:table-cell>
          <table:table-cell table:style-name="Table1.A3" office:value-type="string">
            <text:p text:style-name="P15">Sangat Baik</text:p>
            <text:p text:style-name="P3"><text:span text:style-name="T7">Menjelaskan</text:span> <text:span text:style-name="T7">dengan mendalam contoh kasus simulasi yang diangkat: latar belakang, model-model yang digunakan, hasil yang dicapai dan dampaknya terhadap masyarakat luas.</text:span></text:p>
          </table:table-cell>
          <table:table-cell table:style-name="Table1.A3" office:value-type="string">
            <text:p text:style-name="P12">Sangat Baik</text:p>
            <text:p text:style-name="P6">Menjelaskan tanpa sama <text:s/>sekali melirik bahan tayang maupun <text:span text:style-name="T5">cue card</text:span><text:span text:style-name="T1"> dan tanpa terbata-bata</text:span></text:p>
          </table:table-cell>
          <table:table-cell table:style-name="Table1.A3" office:value-type="string">
            <text:p text:style-name="P12">Sangat Baik</text:p>
            <text:p text:style-name="P9"><text:span text:style-name="T1">Hanya berisi poin-poin penting dan/atau grafik gambar dengan beberapa teks tambahan untuk bagian yang ditekankan.</text:span></text:p>
          </table:table-cell>
          <table:table-cell table:style-name="Table1.A3" office:value-type="string">
            <text:p text:style-name="P12">Sangat Baik</text:p>
            <text:p text:style-name="P11"><text:span text:style-name="T1">Menggunakan Bahasa Indonesia yang baik dan benar.</text:span></text:p>
          </table:table-cell>
          <table:table-cell table:style-name="Table1.G3" office:value-type="string">
            <text:p text:style-name="P2">4</text:p>
          </table:table-cell>
        </table:table-row>
        <table:table-row>
          <table:table-cell table:style-name="Table1.A3" office:value-type="string">
            <text:p text:style-name="P15">Populer</text:p>
            <text:p text:style-name="P3">Jenis kasus didukung 3-5 referensi primer.</text:p>
          </table:table-cell>
          <table:table-cell table:style-name="Table1.A3" office:value-type="string">
            <text:p text:style-name="P15">Baik</text:p>
            <text:p text:style-name="P3">Menggunakan 6-10 referensi primer yang dapat ditelusuri.</text:p>
          </table:table-cell>
          <table:table-cell table:style-name="Table1.A3" office:value-type="string">
            <text:p text:style-name="P13">Baik</text:p>
            <text:p text:style-name="P4"><text:span text:style-name="T7">Menjelaskan</text:span> <text:span text:style-name="T7">contoh kasus simulasi yang diangkat: latar belakang, model-model yang digunakan, hasil yang dicapai dan dampaknya terhadap masyarakat luas.</text:span></text:p>
          </table:table-cell>
          <table:table-cell table:style-name="Table1.A3" office:value-type="string">
            <text:p text:style-name="P12">Baik</text:p>
            <text:p text:style-name="P6">Menjelaskan dengan beberapa kali melirik bahan tayang maupun <text:span text:style-name="T5">cue card</text:span><text:span text:style-name="T1"> tanpa terbata-bata.</text:span></text:p>
          </table:table-cell>
          <table:table-cell table:style-name="Table1.A3" office:value-type="string">
            <text:p text:style-name="P12">Baik</text:p>
            <text:p text:style-name="P9"><text:span text:style-name="T1">Bahan tayang </text:span><text:span text:style-name="T4">padat namun dengan tampilan yang ringkas dan menarik/mudah dipahami dengan melihat sebentar.</text:span></text:p>
          </table:table-cell>
          <table:table-cell table:style-name="Table1.A3" office:value-type="string">
            <text:p text:style-name="P12">Baik</text:p>
            <text:p text:style-name="P11"><text:span text:style-name="T1">Menggunakan Bahasa Indonesia yang baik dan benar dengan kesalahan minor.</text:span></text:p>
          </table:table-cell>
          <table:table-cell table:style-name="Table1.G4" office:value-type="string">
            <text:p text:style-name="P2">3</text:p>
          </table:table-cell>
        </table:table-row>
        <table:table-row>
          <table:table-cell table:style-name="Table1.A3" office:value-type="string">
            <text:p text:style-name="P15">Kurang Populer</text:p>
            <text:p text:style-name="P3">Jenis kasus didukung 2 referensi primer</text:p>
          </table:table-cell>
          <table:table-cell table:style-name="Table1.A3" office:value-type="string">
            <text:p text:style-name="P15">Kurang Baik</text:p>
            <text:p text:style-name="P3">Menggunakan 3-5 referensi primer yang dapat ditelusuri.</text:p>
          </table:table-cell>
          <table:table-cell table:style-name="Table1.A3" office:value-type="string">
            <text:p text:style-name="P13">Kurang Baik</text:p>
            <text:p text:style-name="P4"><text:span text:style-name="T7">Menjelaskan</text:span> <text:span text:style-name="T7">secara singkat contoh kasus simulasi yang diangkat: latar belakang, model-model yang digunakan, hasil yang dicapai dan dampaknya terhadap masyarakat luas.</text:span></text:p>
          </table:table-cell>
          <table:table-cell table:style-name="Table1.A3" office:value-type="string">
            <text:p text:style-name="P12">Kurang Baik</text:p>
            <text:p text:style-name="P6">Menjelaskan dengan sering melihat bahan tayang maupun <text:span text:style-name="T5">cue card</text:span><text:span text:style-name="T1"> dan/atau terbata-bata dalam menjelaskan.</text:span></text:p>
          </table:table-cell>
          <table:table-cell table:style-name="Table1.A3" office:value-type="string">
            <text:p text:style-name="P12">Kurang Baik</text:p>
            <text:p text:style-name="P10"><text:span text:style-name="T1">Bahan tayang disajikan dalam poin-poin tetapi monoton dan didominasi teks.</text:span></text:p>
          </table:table-cell>
          <table:table-cell table:style-name="Table1.A3" office:value-type="string">
            <text:p text:style-name="P12">Kurang Baik</text:p>
            <text:p text:style-name="P11"><text:span text:style-name="T1">Menggunakan Bahasa Indonesia yang baik dan benar dengan kesalahan mayor.</text:span></text:p>
          </table:table-cell>
          <table:table-cell table:style-name="Table1.G5" office:value-type="string">
            <text:p text:style-name="P2">2</text:p>
          </table:table-cell>
        </table:table-row>
        <table:table-row>
          <table:table-cell table:style-name="Table1.A3" office:value-type="string">
            <text:p text:style-name="P15">Tidak Populer</text:p>
            <text:p text:style-name="P3">Jenis kasus hanya didukung 1 referensi primer.</text:p>
          </table:table-cell>
          <table:table-cell table:style-name="Table1.A3" office:value-type="string">
            <text:p text:style-name="P15">Tidak Baik</text:p>
            <text:p text:style-name="P3">Menggunakan 1-2 referensi primer yang dapat ditelusuri.</text:p>
          </table:table-cell>
          <table:table-cell table:style-name="Table1.A3" office:value-type="string">
            <text:p text:style-name="P5"><text:span text:style-name="T8">Tidak</text:span> <text:span text:style-name="T8">Baik</text:span></text:p>
            <text:p text:style-name="P7">Contoh kasus dijelaskan secara sepintas<text:span text:style-name="T7"> dan dampaknya terhadap masyarakat luas.</text:span></text:p>
          </table:table-cell>
          <table:table-cell table:style-name="Table1.A3" office:value-type="string">
            <text:p text:style-name="P12">Tidak Baik</text:p>
            <text:p text:style-name="P6">Menjelaskan dengan berfokus pada <text:span text:style-name="T9">bahan tayang atau </text:span><text:span text:style-name="T6">cue card</text:span><text:span text:style-name="T2">.</text:span></text:p>
          </table:table-cell>
          <table:table-cell table:style-name="Table1.A3" office:value-type="string">
            <text:p text:style-name="P12">Tidak Baik</text:p>
            <text:p text:style-name="P9"><text:span text:style-name="T2">B</text:span><text:span text:style-name="T1">ahan tayang monoton dan didominasi oleh teks </text:span><text:span text:style-name="T4">tanpa poin-poin penekanan.</text:span></text:p>
          </table:table-cell>
          <table:table-cell table:style-name="Table1.A3" office:value-type="string">
            <text:p text:style-name="P12">Tidak Baik</text:p>
            <text:p text:style-name="P11"><text:span text:style-name="T2">P</text:span><text:span text:style-name="T1">enggunaan bahasa tidak beraturan.</text:span></text:p>
          </table:table-cell>
          <table:table-cell table:style-name="Table1.G6" office:value-type="string">
            <text:p text:style-name="P2">1</text:p>
          </table:table-cell>
        </table:table-row>
        <table:table-row>
          <table:table-cell table:style-name="Table1.A3" office:value-type="string">
            <text:p text:style-name="P14">Di Bawah Standar</text:p>
            <text:p text:style-name="P3">Popularitas kasus tidak dapat dipertanggungjawabkan secara ilmiah</text:p>
          </table:table-cell>
          <table:table-cell table:style-name="Table1.A3" office:value-type="string">
            <text:p text:style-name="P13">Di Bawah Standar</text:p>
            <text:p text:style-name="P3">Tidak menggunakan referensi primer yang dapat ditelusuri.</text:p>
          </table:table-cell>
          <table:table-cell table:style-name="Table1.A3" office:value-type="string">
            <text:p text:style-name="P12">Di Bawah Standar</text:p>
            <text:p text:style-name="P6">Contoh kasus tidak dijelaskan.</text:p>
          </table:table-cell>
          <table:table-cell table:style-name="Table1.A3" office:value-type="string">
            <text:p text:style-name="P17">Di Bawah Standar</text:p>
            <text:p text:style-name="P8">Hanya membaca bahan tayang atau <text:span text:style-name="T5">cue card</text:span><text:span text:style-name="T1">.</text:span></text:p>
          </table:table-cell>
          <table:table-cell table:style-name="Table1.A3" office:value-type="string">
            <text:p text:style-name="P17">Di Bawah Standar</text:p>
            <text:p text:style-name="P9"><text:span text:style-name="T3">T</text:span><text:span text:style-name="T1">idak mempersiapkan bahan tayang.</text:span></text:p>
          </table:table-cell>
          <table:table-cell table:style-name="Table1.A3" office:value-type="string">
            <text:p text:style-name="P8"><text:span text:style-name="T8"/></text:p>
          </table:table-cell>
          <table:table-cell table:style-name="Table1.G7" office:value-type="string">
            <text:p text:style-name="P2">0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8:36:37.867877519</meta:creation-date>
    <dc:date>2019-08-26T09:02:10.066551426</dc:date>
    <meta:editing-duration>PT8S</meta:editing-duration>
    <meta:editing-cycles>1</meta:editing-cycles>
    <meta:document-statistic meta:table-count="1" meta:image-count="0" meta:object-count="0" meta:page-count="1" meta:paragraph-count="72" meta:word-count="371" meta:character-count="2624" meta:non-whitespace-character-count="2324"/>
    <meta:generator>LibreOffice/5.1.6.2$Linux_X86_64 LibreOffice_project/10m0$Build-2</meta:generator>
  </office:meta>
</office:document-meta>
</file>